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adornments="Normal" style:font-family-generic="swiss" style:font-pitch="variable"/>
    <style:font-face style:name="Andale Sans UI" svg:font-family="'Andale Sans UI'" style:font-family-generic="system" style:font-pitch="variable"/>
  </office:font-face-decls>
  <office:automatic-styles>
    <style:style style:name="Main" style:family="table">
      <style:table-properties style:width="17.965cm" fo:margin-left="0.503cm" fo:margin-right="0.503cm" table:align="margins"/>
    </style:style>
    <style:style style:name="Main.A" style:family="table-column">
      <style:table-column-properties style:column-width="17.965cm" style:rel-column-width="101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nfangsseite</text:p>
      <text:p text:style-name="Text_20_body"/>
      <text:p text:style-name="Text_20_body"/>
      <table:table table:name="Main" table:style-name="Main">
        <table:table-column table:style-name="Main.A"/>
        <table:table-row>
          <table:table-cell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text:soft-page-break/></text:p>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soft-page-break/>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soft-page-break/>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Table_20_Contents"/>
            <text:p text:style-name="Table_20_Contents"/>
            <text:p text:style-name="Table_20_Contents"/>
            <text:p text:style-name="Table_20_Contents"><text:soft-page-break/></text:p>
            <text:p text:style-name="Table_20_Contents"/>
            <text:p text:style-name="Table_20_Contents"><text:line-brea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adornments="Norm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1.005cm" fo:margin-right="1.0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4:34:16</meta:creation-date>
    <dc:date>2008-02-13T14:39:45</dc:date>
    <meta:editing-cycles>1</meta:editing-cycles>
    <meta:editing-duration>PT5M30S</meta:editing-duration>
    <meta:user-defined meta:name="Info 1"/>
    <meta:user-defined meta:name="Info 2"/>
    <meta:user-defined meta:name="Info 3"/>
    <meta:user-defined meta:name="Info 4"/>
    <meta:document-statistic meta:table-count="1" meta:image-count="0" meta:object-count="0" meta:page-count="5" meta:paragraph-count="23" meta:word-count="3319" meta:character-count="13285"/>
  </office:meta>
</office:document-meta>
</file>